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0fab" officeooo:paragraph-rsid="001b0fab"/>
    </style:style>
    <style:style style:name="P2" style:family="paragraph" style:parent-style-name="Text_20_body">
      <style:paragraph-properties>
        <style:tab-stops>
          <style:tab-stop style:position="3.997cm"/>
        </style:tab-stops>
      </style:paragraph-properties>
      <style:text-properties officeooo:rsid="001b0fab" officeooo:paragraph-rsid="001b0fab"/>
    </style:style>
    <style:style style:name="P3" style:family="paragraph" style:parent-style-name="Text_20_body">
      <style:paragraph-properties>
        <style:tab-stops>
          <style:tab-stop style:position="3.997cm"/>
        </style:tab-stops>
      </style:paragraph-properties>
      <style:text-properties officeooo:rsid="001b0fab" officeooo:paragraph-rsid="0025e036"/>
    </style:style>
    <style:style style:name="P4" style:family="paragraph" style:parent-style-name="Text_20_body">
      <style:text-properties officeooo:rsid="00228b0d" officeooo:paragraph-rsid="00228b0d"/>
    </style:style>
    <style:style style:name="P5" style:family="paragraph" style:parent-style-name="Text_20_body">
      <style:text-properties officeooo:rsid="002a1834" officeooo:paragraph-rsid="002a1834"/>
    </style:style>
    <style:style style:name="P6" style:family="paragraph" style:parent-style-name="Text_20_body">
      <style:paragraph-properties>
        <style:tab-stops>
          <style:tab-stop style:position="3.997cm"/>
        </style:tab-stops>
      </style:paragraph-properties>
      <style:text-properties officeooo:paragraph-rsid="0025e036"/>
    </style:style>
    <style:style style:name="P7" style:family="paragraph" style:parent-style-name="Text_20_body">
      <style:paragraph-properties>
        <style:tab-stops>
          <style:tab-stop style:position="3.997cm"/>
        </style:tab-stops>
      </style:paragraph-properties>
      <style:text-properties officeooo:paragraph-rsid="002b1893"/>
    </style:style>
    <style:style style:name="P8" style:family="paragraph" style:parent-style-name="Text_20_body">
      <style:paragraph-properties>
        <style:tab-stops>
          <style:tab-stop style:position="3.997cm"/>
        </style:tab-stops>
      </style:paragraph-properties>
      <style:text-properties officeooo:paragraph-rsid="001b0fab"/>
    </style:style>
    <style:style style:name="P9" style:family="paragraph" style:parent-style-name="Text_20_body">
      <style:paragraph-properties fo:margin-left="3.988cm" fo:margin-right="0cm" fo:text-indent="-3.988cm" style:auto-text-indent="false">
        <style:tab-stops>
          <style:tab-stop style:position="3.997cm"/>
        </style:tab-stops>
      </style:paragraph-properties>
      <style:text-properties officeooo:paragraph-rsid="0029aaa8"/>
    </style:style>
    <style:style style:name="P10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officeooo:rsid="001dbd33"/>
    </style:style>
    <style:style style:name="T2" style:family="text">
      <style:text-properties officeooo:rsid="001f8860"/>
    </style:style>
    <style:style style:name="T3" style:family="text">
      <style:text-properties officeooo:rsid="001fc317"/>
    </style:style>
    <style:style style:name="T4" style:family="text">
      <style:text-properties officeooo:rsid="0027c929"/>
    </style:style>
    <style:style style:name="T5" style:family="text">
      <style:text-properties officeooo:rsid="0029aaa8"/>
    </style:style>
    <style:style style:name="T6" style:family="text">
      <style:text-properties officeooo:rsid="002b1893"/>
    </style:style>
    <style:style style:name="T7" style:family="text">
      <style:text-properties fo:language="en" fo:country="US" officeooo:rsid="002b1893" style:font-size-asian="10.5pt"/>
    </style:style>
    <style:style style:name="T8" style:family="text">
      <style:text-properties fo:color="#000080" fo:language="zxx" fo:country="none" style:text-underline-style="solid" style:text-underline-width="auto" style:text-underline-color="font-color" officeooo:rsid="002b1893" style:font-size-asian="10.5pt" style:language-asian="zxx" style:country-asian="none" style:language-complex="zxx" style:country-complex="none"/>
    </style:style>
    <style:style style:name="T9" style:family="text">
      <style:text-properties fo:color="#000080" fo:language="zxx" fo:country="none" style:text-underline-style="solid" style:text-underline-width="auto" style:text-underline-color="font-color" officeooo:rsid="002b5724" style:font-size-asian="10.5pt" style:language-asian="zxx" style:country-asian="none" style:language-complex="zxx" style:country-complex="none"/>
    </style:style>
    <style:style style:name="T10" style:family="text">
      <style:text-properties officeooo:rsid="001b0fab"/>
    </style:style>
    <style:style style:name="T11" style:family="text">
      <style:text-properties officeooo:rsid="002b5724"/>
    </style:style>
    <style:style style:name="T12" style:family="text">
      <style:text-properties fo:font-weight="bold" officeooo:rsid="001b0fab" style:font-weight-asian="bold" style:font-weight-complex="bold"/>
    </style:style>
    <style:style style:name="T13" style:family="text">
      <style:text-properties fo:font-weight="bold" officeooo:rsid="0029aaa8" style:font-weight-asian="bold" style:font-weight-complex="bold"/>
    </style:style>
    <style:style style:name="T14" style:family="text">
      <style:text-properties fo:font-weight="bold" officeooo:rsid="002b1893" style:font-weight-asian="bold" style:font-weight-complex="bold"/>
    </style:style>
    <style:style style:name="T15" style:family="text">
      <style:text-properties fo:color="#ce181e" fo:font-weight="bold" officeooo:rsid="001b0fab" style:font-weight-asian="bold" style:font-weight-complex="bold"/>
    </style:style>
    <style:style style:name="T16" style:family="text">
      <style:text-properties fo:color="#ce181e" fo:font-weight="bold" officeooo:rsid="0029aaa8" style:font-weight-asian="bold" style:font-weight-complex="bold"/>
    </style:style>
    <style:style style:name="T17" style:family="text">
      <style:text-properties fo:color="#ce181e" fo:font-weight="bold" officeooo:rsid="002b189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DAP <text:span text:style-name="T4">C</text:span>W#0<text:span text:style-name="T5">2</text:span></text:p>
      <text:h text:style-name="Heading_20_1" text:outline-level="1">Project Data</text:h>
      <text:p text:style-name="P2">Project name:<text:tab/><text:span text:style-name="T2">Flowers</text:span></text:p>
      <text:p text:style-name="P8"><text:span text:style-name="T10">Project repository:<text:tab/>https://github.com/</text:span><text:span text:style-name="T15">$STUDNAME</text:span><text:span text:style-name="T10">/wahlzeit</text:span></text:p>
      <text:p text:style-name="P3">This week’s <text:span text:style-name="T3">tag</text:span>:<text:tab/><text:span text:style-name="T3">adap-cw02 on master</text:span></text:p>
      <text:p text:style-name="P9"><text:span text:style-name="T5">Homework diff:<text:tab/>https://github.com/</text:span><text:span text:style-name="T16">$STUDNAME</text:span><text:span text:style-name="T5">/repository/compare/adap-ws16-start...</text:span><text:span text:style-name="T16">$STUDNAME</text:span><text:span text:style-name="T5">:adap-cw02 </text:span></text:p>
      <text:p text:style-name="P6"><text:span text:style-name="T7">CI</text:span><text:span text:style-name="T6">:<text:tab/>https://travis-ci.org/</text:span><text:span text:style-name="T17">$STUDNAME</text:span><text:span text:style-name="T6">/wahlzeit</text:span></text:p>
      <text:p text:style-name="P7"><text:span text:style-name="T6">Docker Hub Repo:<text:tab/>https://hub.docker.com/_/</text:span><text:span text:style-name="T17">$STUDNAME</text:span><text:span text:style-name="T6">/wahlzeit:adap-cw02</text:span></text:p>
      <text:h text:style-name="Heading_20_1" text:outline-level="1">Homework</text:h>
      <text:h text:style-name="Heading_20_3" text:outline-level="3">New classes (if any)</text:h>
      <text:p text:style-name="P5">[…]</text:p>
      <text:h text:style-name="Heading_20_3" text:outline-level="3">Changed classes (if any)</text:h>
      <text:p text:style-name="P5">[…]</text:p>
      <text:h text:style-name="P10" text:outline-level="3">Explanation</text:h>
      <text:p text:style-name="P1">I cloned, built, and <text:span text:style-name="T1">successfully </text:span>deployed the application.</text:p>
      <text:p text:style-name="P1">Since there wasn’t anything to do, I didn’t commit anything.</text:p>
      <text:p text:style-name="P4">But I did tag the homework properly with adap-<text:span text:style-name="T4">c</text:span>w0<text:span text:style-name="T4">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99cm" fo:margin-bottom="0.199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.199cm" loext:contextual-spacing="false" fo:text-align="start" style:justify-single-word="false">
        <style:tab-stops/>
      </style:paragraph-properties>
      <style:text-properties fo:font-size="2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2pt" fo:font-weight="bold" style:font-size-asian="101%" style:font-weight-asian="bold" style:font-size-complex="101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Riehle</meta:initial-creator>
    <meta:creation-date>2014-09-15T23:05:36.000886363</meta:creation-date>
    <dc:date>2019-10-14T10:24:45.128886792</dc:date>
    <meta:editing-duration>PT17M48S</meta:editing-duration>
    <meta:editing-cycles>16</meta:editing-cycles>
    <meta:generator>LibreOffice/6.0.7.3$Linux_X86_64 LibreOffice_project/00m0$Build-3</meta:generator>
    <dc:creator>D R</dc:creator>
    <meta:document-statistic meta:table-count="0" meta:image-count="0" meta:object-count="0" meta:page-count="1" meta:paragraph-count="17" meta:word-count="64" meta:character-count="590" meta:non-whitespace-character-count="542"/>
  </office:meta>
</office:document-meta>
</file>